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: <text:s/>(на Терре - 2019-й)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1">15-е августа — эксперимент с заклинанием Прозрения</text:p>
      <text:p text:style-name="P2">&lt;<text:span text:style-name="T2">16</text:span>-<text:span text:style-name="T2">е августа</text:span>&gt; <text:span text:style-name="T2">- Отстранение Твайлайт от исследований приказом Луны</text:span></text:p>
      <text:p text:style-name="P1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Анона с Дэш в фургоне</text:p>
      <text:p text:style-name="P1">&lt;4-е июля - Дэш стучит лбом в дерево. Обнимашки</text:p>
      <text:p text:style-name="P1">6-е июля — прибытие в Груммингтон</text:p>
      <text:p text:style-name="P1">7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Анона с самоката</text:p>
      <text:p text:style-name="P1">14-е июля — переправа через седловое озеро. Прибытие Анон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Анона и шестёрки</text:p>
      <text:p text:style-name="P1"><text:span text:style-name="T1">[</text:span>21-е июля<text:span text:style-name="T1">]</text:span> — Гранд Галопин Гала</text:p>
      <text:p text:style-name="P2"><text:soft-page-break/>[26-<text:span text:style-name="T2">е июля</text:span>]<text:span text:style-name="T2"> — совещание в зале стратегического планирования. Выдача паспорта <text:s/>Анон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9-04-26T23:54:01.67</dc:date>
    <meta:editing-duration>PT13H3M32S</meta:editing-duration>
    <meta:editing-cycles>14</meta:editing-cycles>
    <meta:generator>OpenOffice/4.1.1$Win32 OpenOffice.org_project/411m6$Build-9775</meta:generator>
    <dc:creator>макс </dc:creator>
    <meta:document-statistic meta:table-count="0" meta:image-count="0" meta:object-count="0" meta:page-count="2" meta:paragraph-count="35" meta:word-count="320" meta:character-count="1952"/>
  </office:meta>
</office:document-meta>
</file>